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7209in"/>
    </style:style>
    <style:style style:name="co2" style:family="table-column">
      <style:table-column-properties fo:break-before="auto" style:column-width="2.361in"/>
    </style:style>
    <style:style style:name="co3" style:family="table-column">
      <style:table-column-properties fo:break-before="auto" style:column-width="0.0854in"/>
    </style:style>
    <style:style style:name="co4" style:family="table-column">
      <style:table-column-properties fo:break-before="auto" style:column-width="0.6264in"/>
    </style:style>
    <style:style style:name="co5" style:family="table-column">
      <style:table-column-properties fo:break-before="auto" style:column-width="0.2957in"/>
    </style:style>
    <style:style style:name="co6" style:family="table-column">
      <style:table-column-properties fo:break-before="auto" style:column-width="0.3173in"/>
    </style:style>
    <style:style style:name="co7" style:family="table-column">
      <style:table-column-properties fo:break-before="auto" style:column-width="0.1555in"/>
    </style:style>
    <style:style style:name="co8" style:family="table-column">
      <style:table-column-properties fo:break-before="auto" style:column-width="12.0744in"/>
    </style:style>
    <style:style style:name="co9" style:family="table-column">
      <style:table-column-properties fo:break-before="auto" style:column-width="0.2835in"/>
    </style:style>
    <style:style style:name="co10" style:family="table-column">
      <style:table-column-properties fo:break-before="auto" style:column-width="9.9535in"/>
    </style:style>
    <style:style style:name="co11" style:family="table-column">
      <style:table-column-properties fo:break-before="auto" style:column-width="3.5807in"/>
    </style:style>
    <style:style style:name="co12" style:family="table-column">
      <style:table-column-properties fo:break-before="auto" style:column-width="0.8925in"/>
    </style:style>
    <style:style style:name="ro1" style:family="table-row">
      <style:table-row-properties style:row-height="1.8236in" fo:break-before="auto" style:use-optimal-row-height="true"/>
    </style:style>
    <style:style style:name="ro2" style:family="table-row">
      <style:table-row-properties style:row-height="0.0854in" fo:break-before="auto" style:use-optimal-row-height="false"/>
    </style:style>
    <style:style style:name="ro3" style:family="table-row">
      <style:table-row-properties style:row-height="0.3425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Heading" style:data-style-name="N100">
      <style:table-cell-properties style:rotation-angle="90"/>
      <style:paragraph-properties fo:margin-left="0in"/>
      <style:text-properties fo:font-size="12pt" style:font-size-asian="12pt" style:font-size-complex="12pt"/>
    </style:style>
    <style:style style:name="ce2" style:family="table-cell" style:parent-style-name="Default" style:data-style-name="N100">
      <style:table-cell-properties fo:background-color="#0000ff" style:text-align-source="fix" style:repeat-content="false" style:rotation-angle="45"/>
      <style:paragraph-properties fo:text-align="start" fo:margin-left="0in"/>
    </style:style>
    <style:style style:name="ce3" style:family="table-cell" style:parent-style-name="Default">
      <style:table-cell-properties style:text-align-source="fix" style:repeat-content="false"/>
      <style:paragraph-properties fo:text-align="center"/>
    </style:style>
    <style:style style:name="ce4" style:family="table-cell" style:parent-style-name="Default" style:data-style-name="N100">
      <style:table-cell-properties style:text-align-source="fix" style:repeat-content="false" style:rotation-angle="45"/>
      <style:paragraph-properties fo:text-align="start" fo:margin-left="0in"/>
    </style:style>
    <style:style style:name="ce5" style:family="table-cell" style:parent-style-name="Heading" style:data-style-name="N100">
      <style:table-cell-properties style:rotation-angle="45"/>
      <style:paragraph-properties fo:margin-left="0in"/>
    </style:style>
    <style:style style:name="ce6"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Liberation Serif" fo:font-size="10pt" fo:language="en" fo:country="US" fo:font-style="italic"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9" style:family="table-cell" style:parent-style-name="Default">
      <style:table-cell-properties style:text-align-source="fix" style:repeat-content="false"/>
      <style:paragraph-properties fo:text-align="end"/>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number-columns-repeated="4" table:default-cell-style-name="ce3"/>
        <table:table-column table:style-name="co6" table:default-cell-style-name="ce3"/>
        <table:table-column table:style-name="co5" table:number-columns-repeated="16" table:default-cell-style-name="ce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25" table:default-cell-style-name="Default"/>
        <table:table-row table:style-name="ro1">
          <table:table-cell table:style-name="Heading" office:value-type="string">
            <text:p>Solver</text:p>
          </table:table-cell>
          <table:table-cell table:style-name="Heading" table:number-columns-repeated="2"/>
          <table:table-cell table:style-name="Heading" office:value-type="string">
            <text:p>Octal</text:p>
          </table:table-cell>
          <table:table-cell table:style-name="Heading"/>
          <table:table-cell table:style-name="ce1" office:value-type="string">
            <text:p>Determined Eqs.</text:p>
          </table:table-cell>
          <table:table-cell table:style-name="ce1" office:value-type="string">
            <text:p>Overdetermined Eqs</text:p>
          </table:table-cell>
          <table:table-cell table:style-name="ce1" office:value-type="string">
            <text:p>Underdetermined Eqs.</text:p>
          </table:table-cell>
          <table:table-cell table:style-name="ce1" office:value-type="string">
            <text:p>Minimize</text:p>
          </table:table-cell>
          <table:table-cell table:style-name="ce1" office:value-type="string">
            <text:p>Maximize</text:p>
          </table:table-cell>
          <table:table-cell table:style-name="ce1" office:value-type="string">
            <text:p>Extremize</text:p>
          </table:table-cell>
          <table:table-cell table:style-name="ce1" office:value-type="string">
            <text:p>Only Integer Indep.</text:p>
          </table:table-cell>
          <table:table-cell table:style-name="ce1" office:value-type="string">
            <text:p>Indiv. Scaling req.</text:p>
          </table:table-cell>
          <table:table-cell table:style-name="ce1" office:value-type="string">
            <text:p>Variation Limits Req.</text:p>
          </table:table-cell>
          <table:table-cell table:style-name="ce1" office:value-type="string">
            <text:p>Const. Upper Bounds</text:p>
          </table:table-cell>
          <table:table-cell table:style-name="ce1" office:value-type="string">
            <text:p>Const. Lower Bounds</text:p>
          </table:table-cell>
          <table:table-cell table:style-name="ce1" office:value-type="string">
            <text:p>Integer Objective only</text:p>
          </table:table-cell>
          <table:table-cell table:style-name="ce1" office:value-type="string">
            <text:p>Nonlinear Objective</text:p>
          </table:table-cell>
          <table:table-cell table:style-name="ce1" office:value-type="string">
            <text:p>Linear Equalities</text:p>
          </table:table-cell>
          <table:table-cell table:style-name="ce1" office:value-type="string">
            <text:p>Nonlinear Equalities</text:p>
          </table:table-cell>
          <table:table-cell table:style-name="ce1" office:value-type="string">
            <text:p>Linear Ineqalities</text:p>
          </table:table-cell>
          <table:table-cell table:style-name="ce1" office:value-type="string">
            <text:p>Nonlinear Inequalities</text:p>
          </table:table-cell>
          <table:table-cell table:style-name="ce1" office:value-type="string">
            <text:p>Reporting Auxiliaries</text:p>
          </table:table-cell>
          <table:table-cell table:style-name="ce1" office:value-type="string">
            <text:p>Annotate Summary</text:p>
          </table:table-cell>
          <table:table-cell table:style-name="ce1" office:value-type="string">
            <text:p>Notify Solution Flag</text:p>
          </table:table-cell>
          <table:table-cell table:style-name="ce1" office:value-type="string">
            <text:p>Modify Solver Controls</text:p>
          </table:table-cell>
          <table:table-cell table:style-name="ce5" table:number-columns-repeated="3"/>
          <table:table-cell table:style-name="Heading" office:value-type="string">
            <text:p>FIND Statement for this Solver</text:p>
          </table:table-cell>
          <table:table-cell table:style-name="Heading" office:value-type="string">
            <text:p>Controls</text:p>
          </table:table-cell>
          <table:table-cell table:style-name="Heading" table:number-columns-repeated="225"/>
        </table:table-row>
        <table:table-row table:style-name="ro2">
          <table:table-cell table:number-columns-repeated="5"/>
          <table:table-cell table:style-name="ce2" table:number-columns-repeated="3"/>
          <table:table-cell table:style-name="ce4" table:number-columns-repeated="3"/>
          <table:table-cell table:style-name="ce2" table:number-columns-repeated="3"/>
          <table:table-cell table:style-name="ce4" table:number-columns-repeated="3"/>
          <table:table-cell table:style-name="ce2" table:number-columns-repeated="3"/>
          <table:table-cell table:style-name="ce4" table:number-columns-repeated="3"/>
          <table:table-cell table:style-name="ce2" table:number-columns-repeated="3"/>
          <table:table-cell table:style-name="ce4" table:number-columns-repeated="3"/>
          <table:table-cell table:number-columns-repeated="227"/>
        </table:table-row>
        <table:table-row table:style-name="ro3">
          <table:table-cell office:value-type="string">
            <text:p>Adam</text:p>
          </table:table-cell>
          <table:table-cell table:number-columns-repeated="4"/>
          <table:table-cell table:style-name="Default" table:number-columns-repeated="21"/>
          <table:table-cell table:number-columns-repeated="3"/>
          <table:table-cell table:style-name="ce8" office:value-type="string">
            <text:p>FIND unknowns IN model BY ADAM {(controller)} {{WITH|AND} LOWER floor} {{WITH|AND} UPPER ceiling} {REPORTING auxiliaries}{{WITH} FLAG signal} {HOLDING inequalities} {MATCHING equalities} TO MINIMIZE|MAXIMIZE objective</text:p>
          </table:table-cell>
          <table:table-cell table:number-columns-repeated="226"/>
        </table:table-row>
        <table:table-row table:style-name="ro4">
          <table:table-cell office:value-type="string">
            <text:p>Ajax</text:p>
          </table:table-cell>
          <table:table-cell table:number-columns-repeated="2"/>
          <table:table-cell office:value-type="float" office:value="7006317">
            <text:p>7006317</text:p>
          </table:table-cell>
          <table:table-cell/>
          <table:table-cell table:number-columns-repeated="3" office:value-type="float" office:value="1">
            <text:p>1</text:p>
          </table:table-cell>
          <table:table-cell table:number-columns-repeated="6"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4" office:value-type="float" office:value="1">
            <text:p>1</text:p>
          </table:table-cell>
          <table:table-cell table:number-columns-repeated="230"/>
        </table:table-row>
        <table:table-row table:style-name="ro5">
          <table:table-cell office:value-type="string">
            <text:p>Apollo</text:p>
          </table:table-cell>
          <table:table-cell office:value-type="string">
            <text:p>SUMT-FR-DFP-BFGS (Gradient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APOLLO applies the sequential unconstrained minimization technique, the same "grand strategy" as ZEUS and JOVE, with optional variations in strategy, optimization method, and vector searching.</text:p>
          </table:table-cell>
          <table:table-cell/>
          <table:table-cell table:style-name="ce8" office:value-type="string">
            <text:p>FIND unknowns IN model BY APOLLO {(controller)} {{WITH|AND} LOWER floor} {{WITH|AND} UPPER ceiling} {REPORTING auxiliaries}{{WITH} FLAG signal} {HOLDING inequalities} {MATCHING equalities} TO MINIMIZE|MAXIMIZE objective</text:p>
          </table:table-cell>
          <table:table-cell table:number-columns-repeated="226"/>
        </table:table-row>
        <table:table-row table:style-name="ro5">
          <table:table-cell office:value-type="string">
            <text:p>Argus</text:p>
          </table:table-cell>
          <table:table-cell office:value-type="string">
            <text:p>Sequential Convex Programming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ARGUS applies the method of Sequential Convex Programming (SCP): Fleury, C. &amp; Braibant, V.: "Structural Optimization, A New Dual Method Using Mixed Variables", Int'l Journal for Numerical Methods in Engineering, Vol 23, pp. 409-428, 1986. It provides optional selection of two optimizers and four vector search algorithms. The optimizer options are the same as for ODIN, and the vector search options are the same as for APOLO.</text:p>
          </table:table-cell>
          <table:table-cell/>
          <table:table-cell table:style-name="ce8" office:value-type="string">
            <text:p>FIND unknowns IN model BY ARGUS {(controller)} {{WITH|AND} LOWER floor} {{WITH|AND} UPPER ceiling} {REPORTING auxiliaries}{{WITH} FLAG signal} {HOLDING inequalities} {MATCHING equalities} TO MINIMIZE|MAXIMIZE objective</text:p>
          </table:table-cell>
          <table:table-cell table:number-columns-repeated="226"/>
        </table:table-row>
        <table:table-row table:style-name="ro5">
          <table:table-cell office:value-type="string">
            <text:p>Atlas</text:p>
          </table:table-cell>
          <table:table-cell office:value-type="string">
            <text:p>Augmented Lagrange Multipliers <text:s/>(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ATLAS applies the Augmented Lagrange Multiplier strategy: The Multiplier Method of Hestenes and Powell Applied to Convex Programming. It has the same optimizer and vector search variations of APOLLO.</text:p>
          </table:table-cell>
          <table:table-cell/>
          <table:table-cell table:style-name="ce8" office:value-type="string">
            <text:p>FIND unknowns IN model BY ATLAS {(controller)} {{WITH|AND} LOWER floor} {{WITH|AND} UPPER ceiling} {REPORTING auxiliaries}{{WITH} FLAG signal} {HOLDING inequalities} {MATCHING equalities} TO MINIMIZE|MAXIMIZE objective</text:p>
          </table:table-cell>
          <table:table-cell table:number-columns-repeated="226"/>
        </table:table-row>
        <table:table-row table:style-name="ro6">
          <table:table-cell office:value-type="string">
            <text:p>Ceres</text:p>
          </table:table-cell>
          <table:table-cell office:value-type="string">
            <text:p>Modified Feasible Directions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DEMETER and CERES are constrained optimizers that are normally applied under strategic control of ODIN, HELIOS, or CRONUS, but may be applied to constrained optimization problems directly without higher strategies. CERES applies the Modified Method of Feasible Directions (MMFD): Vanderplaats, G. N., "A Robust Feasible Directions Algorithm for Design Synthesis," Proc. AIAA/ASME/ASCE/AHS 24th Structures, Structural Dynamics and Materials Conference, Lake Tahoe, Nevada, May 2-4, 1983. The variations in vector search methods are the same as for APOLLO.</text:p>
          </table:table-cell>
          <table:table-cell/>
          <table:table-cell table:style-name="ce8" office:value-type="string">
            <text:p>FIND unknowns IN model BY CERES {(controller)} {{WITH|AND} LOWER floor} {{WITH|AND} UPPER ceiling} {REPORTING auxiliaries}{{WITH} FLAG signal} {HOLDING inequalities} {MATCHING equalities} TO MINIMIZE|MAXIMIZE objective</text:p>
          </table:table-cell>
          <table:table-cell table:number-columns-repeated="226"/>
        </table:table-row>
        <table:table-row table:style-name="ro6">
          <table:table-cell office:value-type="string">
            <text:p>Cronus</text:p>
          </table:table-cell>
          <table:table-cell office:value-type="string">
            <text:p>Sequential Quadratic Programming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CRONUS applies the method of Sequential Quadratic Programming (SQP): Powell, M. J. D.: "An Efficient Method for Finding the Minimum of a Function of Several Variables without Calculating Derivatives." Computer J., 7 (4), 1964, pp. 303-307; Powell, M. J. D.: "A Fast Algorithm for Nonlinearly Constrained Optimization Calculations." Report DAMTP77/NA2, University of Cambridge, England, 1977. It provides optional selection of two optimizers and four vector search algorithms. The optimizer options are the same as for ODIN, and the vector search options are the same as for APOLO.</text:p>
          </table:table-cell>
          <table:table-cell/>
          <table:table-cell table:style-name="ce8" office:value-type="string">
            <text:p>FIND unknowns IN model BY CRONUS {(controller)} {{WITH|AND} LOWER floor} {{WITH|AND} UPPER ceiling} {REPORTING auxiliaries}{{WITH} FLAG signal} {HOLDING inequalities} {MATCHING equalities} TO MINIMIZE|MAXIMIZE objective</text:p>
          </table:table-cell>
          <table:table-cell table:number-columns-repeated="226"/>
        </table:table-row>
        <table:table-row table:style-name="ro6">
          <table:table-cell office:value-type="string">
            <text:p>Demeter</text:p>
          </table:table-cell>
          <table:table-cell office:value-type="string">
            <text:p>Feasible Directions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DEMETER and CERES are constrained optimizers that are normally applied under strategic control of ODIN, HELIOS, or CRONUS, but may be applied to constrained optimization problems directly without higher strategies. DEMETER applies the Method of Feasible Directions (MFD): Zoutendijk, M., "Methods of Feasible Directions," Elsevier Publishing Co., Amsterdam, 1960; Vanderplaats, G. N. and Moses, F., "Structural Optimization by Methods of Feasible Directions," Journal of Computers and Structures, Vol. 3, Pergamon Press, July 1973, pp. 739-755. The variations in vector search methods are the same as for APOLLO.</text:p>
          </table:table-cell>
          <table:table-cell/>
          <table:table-cell table:style-name="ce8" office:value-type="string">
            <text:p>FIND unknowns IN model BY DEMETER {(controller)} {{WITH|AND} LOWER floor} {{WITH|AND} UPPER ceiling} {REPORTING auxiliaries}{{WITH} FLAG signal} {HOLDING inequalities} {MATCHING equalities} TO MINIMIZE|MAXIMIZE objective</text:p>
          </table:table-cell>
          <table:table-cell table:number-columns-repeated="226"/>
        </table:table-row>
        <table:table-row table:style-name="ro5">
          <table:table-cell office:value-type="string">
            <text:p>Diana</text:p>
          </table:table-cell>
          <table:table-cell table:number-columns-repeated="2"/>
          <table:table-cell office:value-type="float" office:value="606417">
            <text:p>60641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number-columns-repeated="3"/>
          <table:table-cell table:style-name="ce8" office:value-type="string">
            <text:p>FIND unknowns IN model BY DIANA {( controller)} {WITH|AND} LOWER floor} {WITH|AND} UPPER ceiling} {REPORTING auxiliaries} {WITH FLAG signal} TO MINIMIZE|MAXIMIZE objective</text:p>
          </table:table-cell>
          <table:table-cell table:number-columns-repeated="226"/>
        </table:table-row>
        <table:table-row table:style-name="ro5">
          <table:table-cell office:value-type="string">
            <text:p>Helios</text:p>
          </table:table-cell>
          <table:table-cell office:value-type="string">
            <text:p>Method of Centers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HELIOS applies the Method of Centers or Method of Inscribed Hyperspheres:Baldur, R.: "Structural Optimization by Inscribed Hyperspheres." Journal of Engineering Mechanics, ASCE, Vol. 98, No. EM3, June 1972, pp. 503-508. It provides optional selection of two optimizers and four vector search algorithms. The optimizer options are the same as for ODIN, and the vector search options are the same as for APOLLO.</text:p>
          </table:table-cell>
          <table:table-cell/>
          <table:table-cell table:style-name="ce8" office:value-type="string">
            <text:p>FIND unknowns IN model BY HELIOS {(controller)} {{WITH|AND} LOWER floor} {{WITH|AND} UPPER ceiling} {REPORTING auxiliaries}{{WITH} FLAG signal} {HOLDING inequalities} {MATCHING equalities} TO MINIMIZE|MAXIMIZE objective</text:p>
          </table:table-cell>
          <table:table-cell table:number-columns-repeated="226"/>
        </table:table-row>
        <table:table-row table:style-name="ro4">
          <table:table-cell office:value-type="string">
            <text:p>Hera</text:p>
          </table:table-cell>
          <table:table-cell table:number-columns-repeated="2"/>
          <table:table-cell office:value-type="float" office:value="700417">
            <text:p>700417</text:p>
          </table:table-cell>
          <table:table-cell/>
          <table:table-cell table:number-columns-repeated="3" office:value-type="float" office:value="0">
            <text:p>0</text:p>
          </table:table-cell>
          <table:table-cell table:number-columns-repeated="3"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number-columns-repeated="230"/>
        </table:table-row>
        <table:table-row table:style-name="ro5">
          <table:table-cell office:value-type="string">
            <text:p>Hercules</text:p>
          </table:table-cell>
          <table:table-cell office:value-type="string">
            <text:p>Linear-Mixed Integer Programming (G)</text:p>
          </table:table-cell>
          <table:table-cell/>
          <table:table-cell office:value-type="float" office:value="677257">
            <text:p>677257</text:p>
          </table:table-cell>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6"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4" office:value-type="float" office:value="1">
            <text:p>1</text:p>
          </table:table-cell>
          <table:table-cell/>
          <table:table-cell table:style-name="ce6" office:value-type="string">
            <text:p>HERCULES is a special constrained optimization solver for linear, integer, and mixed-integer problems. Unlike the general solvers it can only be applied to models, which contain linear relationship</text:p>
          </table:table-cell>
          <table:table-cell/>
          <table:table-cell table:style-name="ce8" office:value-type="string">
            <text:p>FIND unknowns IN model BY HERCULES{(controller)} {HOLDING inequalities} {MATCHING equalities} {{WITH} UPPERS ceiling} {{WITH|AND} DISCRETES steps} {{WITH|AND} FLAG signal} TO MINIMIZE|MAXIMIZE objective</text:p>
          </table:table-cell>
          <table:table-cell table:number-columns-repeated="226"/>
        </table:table-row>
        <table:table-row table:style-name="ro6">
          <table:table-cell office:value-type="string">
            <text:p>Jove</text:p>
          </table:table-cell>
          <table:table-cell office:value-type="string">
            <text:p>SUMT-Newton (Hessian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7" office:value-type="string">
            <text:p>The solver JOVE is a sequential unconstrained optimization technique. The theoretical basis for this technique is thoroughly treated in Nonlinear Programming: Sequential Unconstrained Minimization Techniques, Fiacco, A.V. and McCormick, G.P. (Wiley 1968). In this method, a new objective function is constructed from the original one by adding penalty functions involving the constraints. Then this augmented objective is optimized by an unconstrained optimization technique.</text:p>
          </table:table-cell>
          <table:table-cell/>
          <table:table-cell table:style-name="ce8" office:value-type="string">
            <text:p>FIND unknowns IN model BY JOVE {(controller)} {WITH|AND} LOWER floor} {WITH|AND} UPPER ceiling} {REPORTING auxiliaries} {WITH FLAG signal} {HOLDING inequalities} {MATCHING equalities} TO MINIMIZE|MAXIMIZE objective </text:p>
          </table:table-cell>
          <table:table-cell office:value-type="string">
            <text:p><text:a xlink:href="http://www.metacalculus.net/man/FCMANC7.html#JOVE_CTL">http://www.metacalculus.net/man/FCMANC7.html#JOVE_CTL</text:a></text:p>
          </table:table-cell>
          <table:table-cell table:number-columns-repeated="225"/>
        </table:table-row>
        <table:table-row table:style-name="ro6">
          <table:table-cell office:value-type="string">
            <text:p>Jupiter</text:p>
          </table:table-cell>
          <table:table-cell office:value-type="string">
            <text:p>Moving Exterior Truncations Penalty</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JUPITER is based upon an algorithm called COMET, contributed by Professor D. M. Himmelblau, and documented by R.L. Staha, Dept. of Chemical Engineering, the University of Texas at Austin. IT may be applied to solve either constrained or unconstrained optimization problems, and trial usage has shown it to be generally superior in speed, accuracy, and memory requirements to any of the previously described solvers. For unconstrained problems, the solution technique is the Davidon-Fletcher-Powell (DFP) variable-metric method. This is a first order method, i.e., one requiring only first partial derivatives in</text:p>
          </table:table-cell>
          <table:table-cell/>
          <table:table-cell table:style-name="ce8" office:value-type="string">
            <text:p>FIND unknowns IN model BY JUPITER{(controller)} {{WITH|AND} LOWER floor}{{WITH|AND} UPPER ceiling} {REPORTING auxiliaries} {WITH FLAG signal} {{AND} HOLDING inequalities}{{AND} MATCHING equalities} TO MINIMIZE|MAXIMIZE objective</text:p>
          </table:table-cell>
          <table:table-cell table:number-columns-repeated="226"/>
        </table:table-row>
        <table:table-row table:style-name="ro4">
          <table:table-cell office:value-type="string">
            <text:p>Mars</text:p>
          </table:table-cell>
          <table:table-cell table:number-columns-repeated="2"/>
          <table:table-cell office:value-type="float" office:value="7006317">
            <text:p>7006317</text:p>
          </table:table-cell>
          <table:table-cell/>
          <table:table-cell table:number-columns-repeated="3" office:value-type="float" office:value="1">
            <text:p>1</text:p>
          </table:table-cell>
          <table:table-cell table:number-columns-repeated="6"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4" office:value-type="float" office:value="1">
            <text:p>1</text:p>
          </table:table-cell>
          <table:table-cell table:number-columns-repeated="230"/>
        </table:table-row>
        <table:table-row table:style-name="ro5">
          <table:table-cell office:value-type="string">
            <text:p>Odin</text:p>
          </table:table-cell>
          <table:table-cell office:value-type="string">
            <text:p>Sequential Linear Programming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ODIN applies the sequential Linear Programming (SLP) strategy: Kelley, J. E.: "The Cutting Plane Method for Solving Convex Programs." J. SIAM, 1960, pp. 703-712; It provides optional selection of two optimizers and four vector search algorithm.</text:p>
          </table:table-cell>
          <table:table-cell/>
          <table:table-cell table:style-name="ce8" office:value-type="string">
            <text:p>FIND unknowns IN model BY ODIN {(controller)} {{WITH|AND} LOWER floor} {{WITH|AND} UPPER ceiling} {REPORTING auxiliaries}{{WITH} FLAG signal} {HOLDING inequalities} {MATCHING equalities} TO MINIMIZE|MAXIMIZE objective</text:p>
          </table:table-cell>
          <table:table-cell table:number-columns-repeated="226"/>
        </table:table-row>
        <table:table-row table:style-name="ro4">
          <table:table-cell office:value-type="string">
            <text:p>Saturn</text:p>
          </table:table-cell>
          <table:table-cell table:number-columns-repeated="255"/>
        </table:table-row>
        <table:table-row table:style-name="ro5">
          <table:table-cell office:value-type="string">
            <text:p>Selene</text:p>
          </table:table-cell>
          <table:table-cell table:number-columns-repeated="2"/>
          <table:table-cell office:value-type="float" office:value="606417">
            <text:p>60641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number-columns-repeated="3"/>
          <table:table-cell table:style-name="ce8" office:value-type="string">
            <text:p>FIND unknowns IN model BY SELENE {( controller)} {WITH|AND} LOWER floor} {WITH|AND} UPPER ceiling} {REPORTING auxiliaries} {WITH FLAG signal} TO MINIMIZE|MAXIMIZE objective</text:p>
          </table:table-cell>
          <table:table-cell table:number-columns-repeated="226"/>
        </table:table-row>
        <table:table-row table:style-name="ro5">
          <table:table-cell office:value-type="string">
            <text:p>Thor</text:p>
          </table:table-cell>
          <table:table-cell office:value-type="string">
            <text:p>SLLP (Gradient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number-columns-repeated="3"/>
          <table:table-cell table:style-name="ce8" office:value-type="string">
            <text:p>FIND unknowns IN model{(controller)} BY THOR {WITH|AND} LOWER floor} {WITH|AND} UPPER ceiling} {REPORTING auxiliaries} {WITH FLAG signal} {HOLDING inequalities} {MATCHING equalities} {WITH BOUNDS limits} TO MINIMIZE|MAXIMIZE objective</text:p>
          </table:table-cell>
          <table:table-cell table:number-columns-repeated="226"/>
        </table:table-row>
        <table:table-row table:style-name="ro5">
          <table:table-cell office:value-type="string">
            <text:p>Vesta</text:p>
          </table:table-cell>
          <table:table-cell table:number-columns-repeated="2"/>
          <table:table-cell office:value-type="float" office:value="606417">
            <text:p>60641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number-columns-repeated="3"/>
          <table:table-cell table:style-name="ce8" office:value-type="string">
            <text:p>FIND unknowns IN model BY VESTA {( controller)} {WITH|AND} LOWER floor} {WITH|AND} UPPER ceiling} {REPORTING auxiliaries} {WITH FLAG signal} TO MINIMIZE|MAXIMIZE objective</text:p>
          </table:table-cell>
          <table:table-cell table:number-columns-repeated="226"/>
        </table:table-row>
        <table:table-row table:style-name="ro6">
          <table:table-cell office:value-type="string">
            <text:p>Zeus</text:p>
          </table:table-cell>
          <table:table-cell office:value-type="string">
            <text:p>SUMT-DFP (Gradient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table-cell table:style-name="ce6" office:value-type="string">
            <text:p>ZEUS applies the same general approach as JOVE for the solution of constrained optimization problems. However, its method for performing the unconstrained suboptimizations is a variation of the Davidon-Fletcher-Powell (DFP) technique. This is a first-order technique, employing only gradients, in contrast with the second-order technique of JOVE. By way of comparison, ZEUS will often prove more reliable for problems in which the Hessian matrix of the augmented objective is ill-conditioned.</text:p>
          </table:table-cell>
          <table:table-cell/>
          <table:table-cell table:style-name="ce8" office:value-type="string">
            <text:p>FIND unknowns IN model BY ZEUS {( controller)} {WITH|AND} LOWER floor} {WITH|AND} UPPER ceiling} {REPORTING auxiliaries} {WITH FLAG signal} {HOLDING inequalities} {MATCHING equalities} TO MINIMIZE|MAXIMIZE objective</text:p>
          </table:table-cell>
          <table:table-cell table:number-columns-repeated="226"/>
        </table:table-row>
        <table:table-row table:style-name="ro4" table:number-rows-repeated="54">
          <table:table-cell table:number-columns-repeated="256"/>
        </table:table-row>
        <table:table-row table:style-name="ro4" table:number-rows-repeated="27">
          <table:table-cell table:number-columns-repeated="30"/>
          <table:table-cell table:style-name="ce9"/>
          <table:table-cell table:number-columns-repeated="225"/>
        </table:table-row>
        <table:table-row table:style-name="ro4" table:number-rows-repeated="2">
          <table:table-cell table:number-columns-repeated="256"/>
        </table:table-row>
        <table:table-row table:style-name="ro4">
          <table:table-cell table:number-columns-repeated="256"/>
        </table:table-row>
      </table:table>
      <table:table table:name="Sheet2" table:style-name="ta1" table:print="false">
        <table:table-column table:style-name="co12" table:default-cell-style-name="Default"/>
        <table:table-row table:style-name="ro4">
          <table:table-cell/>
        </table:table-row>
      </table:table>
      <table:table table:name="Sheet3" table:style-name="ta1" table:print="false">
        <table:table-column table:style-name="co12"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20">09/20/2008</text:date>, <text:time>09:5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etaCalculus7</meta:initial-creator>
    <meta:creation-date>2008-02-22T11:57:19</meta:creation-date>
    <dc:creator>Prem Sobel</dc:creator>
    <dc:date>2008-09-20T09:58:46</dc:date>
    <meta:editing-cycles>4</meta:editing-cycles>
    <meta:editing-duration>PT4M55S</meta:editing-duration>
    <meta:user-defined meta:name="Info 1"/>
    <meta:user-defined meta:name="Info 2"/>
    <meta:user-defined meta:name="Info 3"/>
    <meta:user-defined meta:name="Info 4"/>
    <meta:document-statistic meta:table-count="3" meta:cell-count="507"/>
  </office:meta>
</office:document-meta>
</file>